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ID.main( String [ ] arg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UID.compareTo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UID.mapBytesTo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UID.G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UID.getVM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lformedGuidException.MalformedGuidException( String g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D.getSystemUniq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UID.GUID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UID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UID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UID.stringToByte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UID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UID.get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